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9937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1.361in"/>
    </style:style>
    <style:style style:name="co7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9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table:style-name="Default" office:value-type="string" calcext:value-type="string">
            <text:p>Email address</text:p>
          </table:table-cell>
          <table:table-cell office:value-type="string" calcext:value-type="string">
            <text:p>First Ess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vana</text:p>
          </table:table-cell>
          <table:table-cell office:value-type="string" calcext:value-type="string">
            <text:p>Pradhan</text:p>
          </table:table-cell>
          <table:table-cell office:value-type="string" calcext:value-type="string">
            <text:p>epradhan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Stephens</text:p>
          </table:table-cell>
          <table:table-cell office:value-type="string" calcext:value-type="string">
            <text:p>kstephen@poets.whittier.edu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2-09-23">00/00/0000</text:date>, <text:time style:data-style-name="N2" text:time-value="12:35:52.558346431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0-08-25T14:33:50</meta:creation-date>
    <dc:date>2022-09-23T13:04:27.232683729</dc:date>
    <meta:editing-duration>PT21H11M33S</meta:editing-duration>
    <meta:editing-cycles>94</meta:editing-cycles>
    <meta:document-statistic meta:table-count="1" meta:cell-count="12" meta:object-count="0"/>
  </office:meta>
</office:document-meta>
</file>